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top" draw:auto-grow-height="false" fo:min-height="4.322cm" fo:min-width="9.9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19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="solid" draw:fill-color="#dee6ef" draw:textarea-horizontal-align="justify" draw:textarea-vertical-align="top" draw:auto-grow-height="false" fo:min-height="9.529cm" fo:min-width="17.78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2.925cm" fo:min-width="17.78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4.58cm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ee6e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4.572cm" svg:x="4.937cm" svg:y="4.302cm">
          <text:p text:style-name="P1">pmod1553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5.318cm" svg:y="6.08cm">
          <text:p text:style-name="P1">Transformer</text:p>
          <text:p text:style-name="P1">OptoCoup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10.398cm" svg:y="6.08cm">
          <text:p text:style-name="P1">Transformer</text:p>
          <text:p text:style-name="P1">OptoCoupler</text:p>
          <text:p text:style-name="P1">Cleanu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6.588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811cm" svg:y1="3.032cm" svg:x2="12.811cm" svg:y2="6.08cm">
          <text:p/>
        </draw:line>
        <draw:line draw:style-name="gr4" draw:text-style-name="P3" draw:layer="layout" svg:x1="7.604cm" svg:y1="6.08cm" svg:x2="7.604cm" svg:y2="3.159cm">
          <text:p/>
        </draw:line>
        <draw:custom-shape draw:style-name="gr3" draw:text-style-name="P1" draw:layer="layout" svg:width="2.032cm" svg:height="1.778cm" svg:x="11.795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8.288cm" svg:height="9.779cm" svg:x="1.254cm" svg:y="11.16cm">
          <text:p text:style-name="P1">FPGA</text:p>
          <text:p text:style-name="P4">SYS_CPU </text:p>
          <text:p text:style-name="P4">Clock Domai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13.192cm" svg:x2="7.604cm" svg:y2="8.493cm">
          <text:p/>
        </draw:line>
        <draw:line draw:style-name="gr4" draw:text-style-name="P3" draw:layer="layout" svg:x1="12.811cm" svg:y1="8.493cm" svg:x2="12.811cm" svg:y2="13.192cm">
          <text:p/>
        </draw:line>
        <draw:custom-shape draw:style-name="gr6" draw:text-style-name="P5" draw:layer="layout" svg:width="4.064cm" svg:height="1.27cm" svg:x="5.953cm" svg:y="13.192cm">
          <text:p text:style-name="P5"><text:span text:style-name="T1">1553 En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5.953cm" svg:y="16.113cm">
          <text:p text:style-name="P5"><text:span text:style-name="T1">String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7.985cm" svg:y="19.161cm">
          <text:p text:style-name="P5"><text:span text:style-name="T1">Xilinx FIF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10.398cm" svg:y="13.192cm">
          <text:p text:style-name="P5"><text:span text:style-name="T1">1553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10.398cm" svg:y="16.113cm">
          <text:p text:style-name="P5"><text:span text:style-name="T1">String En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288cm" svg:height="3.175cm" svg:x="1.254cm" svg:y="25.257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1.651cm" svg:x="7.731cm" svg:y="26.019cm">
          <text:p text:style-name="P5"><text:span text:style-name="T1">AXIS FIFO Drive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382cm" svg:y1="20.431cm" svg:x2="9.382cm" svg:y2="26.019cm">
          <text:p/>
        </draw:line>
        <draw:line draw:style-name="gr4" draw:text-style-name="P3" draw:layer="layout" svg:x1="12.938cm" svg:y1="14.462cm" svg:x2="12.938cm" svg:y2="15.986cm">
          <text:p/>
        </draw:line>
        <draw:line draw:style-name="gr4" draw:text-style-name="P3" draw:layer="layout" svg:x1="7.604cm" svg:y1="16.113cm" svg:x2="7.604cm" svg:y2="14.462cm">
          <text:p/>
        </draw:line>
        <draw:line draw:style-name="gr4" draw:text-style-name="P3" draw:layer="layout" svg:x1="9.128cm" svg:y1="19.161cm" svg:x2="9.128cm" svg:y2="17.383cm">
          <text:p/>
        </draw:line>
        <draw:line draw:style-name="gr4" draw:text-style-name="P3" draw:layer="layout" svg:x1="11.414cm" svg:y1="17.383cm" svg:x2="11.414cm" svg:y2="19.1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2:24:36.004254703</meta:creation-date>
    <meta:generator>LibreOffice/6.4.7.2$Linux_X86_64 LibreOffice_project/40$Build-2</meta:generator>
    <dc:date>2021-08-13T13:37:00.723605277</dc:date>
    <meta:editing-duration>PT4M18S</meta:editing-duration>
    <meta:editing-cycles>2</meta:editing-cycles>
    <meta:document-statistic meta:object-count="22"/>
  </office:meta>
</office:document-meta>
</file>